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tBasedFieldSelector.accept( String field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tBasedFieldSelector.SetBasedFieldSelector( Set fieldsToLoad , Set lazyFieldsTo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